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STAR_GENERATOR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52.09mm"/>
    </style:style>
    <style:style style:name="co5" style:family="table-column">
      <style:table-column-properties fo:break-before="auto" style:column-width="57.54mm"/>
    </style:style>
    <style:style style:name="co6" style:family="table-column">
      <style:table-column-properties fo:break-before="auto" style:column-width="60.0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9999" style:text-align-source="fix" style:repeat-content="false" fo:border="0.99pt dotted #000000"/>
      <style:paragraph-properties fo:text-align="center" fo:margin-left="0mm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99ff66" fo:border="0.06pt solid #000000"/>
    </style:style>
    <style:style style:name="ce4" style:family="table-cell" style:parent-style-name="Default">
      <style:table-cell-properties fo:background-color="#99ffff" fo:border="0.06pt solid #000000"/>
    </style:style>
    <style:style style:name="ce5" style:family="table-cell" style:parent-style-name="Default" style:data-style-name="N3"/>
    <style:style style:name="ce6" style:family="table-cell" style:parent-style-name="Default" style:data-style-name="N111">
      <style:table-cell-properties fo:background-color="#ffff00" fo:border="0.06pt solid #000000"/>
    </style:style>
    <style:style style:name="ce7" style:family="table-cell" style:parent-style-name="Default" style:data-style-name="N11">
      <style:table-cell-properties fo:background-color="#ffff00" fo:border="0.06pt solid #000000"/>
    </style:style>
    <style:style style:name="ce8" style:family="table-cell" style:parent-style-name="Default" style:data-style-name="N11">
      <style:table-cell-properties fo:background-color="#99ff66" fo:border="0.06pt solid #000000"/>
    </style:style>
    <style:style style:name="ce9" style:family="table-cell" style:parent-style-name="Default" style:data-style-name="N11">
      <style:table-cell-properties fo:background-color="#99ffff" fo:border="0.06pt solid #000000"/>
    </style:style>
  </office:automatic-styles>
  <office:body>
    <office:spreadsheet>
      <table:calculation-settings table:automatic-find-labels="false"/>
      <table:table table:name="STA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5"/>
        <table:table-column table:style-name="co7" table:default-cell-style-name="Default"/>
        <table:table-row table:style-name="ro1">
          <table:table-cell table:style-name="ce1" office:value-type="string" calcext:value-type="string">
            <text:p>STAR_TYPE</text:p>
          </table:table-cell>
          <table:table-cell table:style-name="ce1" office:value-type="string" calcext:value-type="string">
            <text:p>EFF_TEMP</text:p>
          </table:table-cell>
          <table:table-cell table:style-name="ce1" office:value-type="string" calcext:value-type="string">
            <text:p>CHROMACITY</text:p>
          </table:table-cell>
          <table:table-cell table:style-name="ce1" office:value-type="string" calcext:value-type="string">
            <text:p>MASS (in sol mass)</text:p>
          </table:table-cell>
          <table:table-cell table:style-name="ce1" office:value-type="string" calcext:value-type="string">
            <text:p>Radius (in sol.rad.)</text:p>
          </table:table-cell>
          <table:table-cell table:style-name="ce1" office:value-type="string" calcext:value-type="string">
            <text:p>Luminosity</text:p>
          </table:table-cell>
          <table:table-cell table:style-name="ce1" office:value-type="string" calcext:value-type="string">
            <text:p>FREQUENCY</text:p>
          </table:table-cell>
          <table:table-cell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30 – 65 KK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string" calcext:value-type="string">
            <text:p>16 – 30 SM</text:p>
          </table:table-cell>
          <table:table-cell table:style-name="ce2" office:value-type="string" calcext:value-type="string">
            <text:p>6,6 – 12,5 SR</text:p>
          </table:table-cell>
          <table:table-cell table:style-name="ce2" office:value-type="string" calcext:value-type="string">
            <text:p>30 – 60 KL</text:p>
          </table:table-cell>
          <table:table-cell table:style-name="ce6" office:value-type="percentage" office:value="0.0000003" calcext:value-type="percentage">
            <text:p>0,000030%</text:p>
          </table:table-cell>
          <table:table-cell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10 – 30 KK</text:p>
          </table:table-cell>
          <table:table-cell table:style-name="ce2" office:value-type="string" calcext:value-type="string">
            <text:p>Deep blue white</text:p>
          </table:table-cell>
          <table:table-cell table:style-name="ce2" office:value-type="string" calcext:value-type="string">
            <text:p>2,1 – 16 SM</text:p>
          </table:table-cell>
          <table:table-cell table:style-name="ce2" office:value-type="string" calcext:value-type="string">
            <text:p>1,8 – 6,6 SM</text:p>
          </table:table-cell>
          <table:table-cell table:style-name="ce2" office:value-type="string" calcext:value-type="string">
            <text:p>25 – 30 KL</text:p>
          </table:table-cell>
          <table:table-cell table:style-name="ce7" office:value-type="percentage" office:value="0.0013" calcext:value-type="percentage">
            <text:p>0,13%</text:p>
          </table:table-cell>
          <table:table-cell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7,5 – 10 KK</text:p>
          </table:table-cell>
          <table:table-cell table:style-name="ce2" office:value-type="string" calcext:value-type="string">
            <text:p>Blue white</text:p>
          </table:table-cell>
          <table:table-cell table:style-name="ce2" office:value-type="string" calcext:value-type="string">
            <text:p>1,4 – 2,1 SM</text:p>
          </table:table-cell>
          <table:table-cell table:style-name="ce2" office:value-type="string" calcext:value-type="string">
            <text:p>1,4 – 1,8 SR</text:p>
          </table:table-cell>
          <table:table-cell table:style-name="ce2" office:value-type="string" calcext:value-type="string">
            <text:p>5 – 25 KL</text:p>
          </table:table-cell>
          <table:table-cell table:style-name="ce7" office:value-type="percentage" office:value="0.006" calcext:value-type="percentage">
            <text:p>0,60%</text:p>
          </table:table-cell>
          <table:table-cell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6 – 7,5 KK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1,04 – 1,4 SM</text:p>
          </table:table-cell>
          <table:table-cell table:style-name="ce2" office:value-type="string" calcext:value-type="string">
            <text:p>1,15 – 1,4 SR</text:p>
          </table:table-cell>
          <table:table-cell table:style-name="ce2" office:value-type="string" calcext:value-type="string">
            <text:p>1,5 – 5 KL</text:p>
          </table:table-cell>
          <table:table-cell table:style-name="ce7" office:value-type="percentage" office:value="0.03" calcext:value-type="percentage">
            <text:p>3,00%</text:p>
          </table:table-cell>
          <table:table-cell/>
        </table:table-row>
        <table:table-row table:style-name="ro2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5,2 – 6 KK</text:p>
          </table:table-cell>
          <table:table-cell table:style-name="ce3" office:value-type="string" calcext:value-type="string">
            <text:p>Yellow</text:p>
          </table:table-cell>
          <table:table-cell table:style-name="ce3" office:value-type="string" calcext:value-type="string">
            <text:p>0,8 – 1,04 SM</text:p>
          </table:table-cell>
          <table:table-cell table:style-name="ce3" office:value-type="string" calcext:value-type="string">
            <text:p>0,96 – 1,15 SR</text:p>
          </table:table-cell>
          <table:table-cell table:style-name="ce3" office:value-type="string" calcext:value-type="string">
            <text:p>0,6 – 1,5 KL</text:p>
          </table:table-cell>
          <table:table-cell table:style-name="ce8" office:value-type="percentage" office:value="0.076" calcext:value-type="percentage">
            <text:p>7,60%</text:p>
          </table:table-cell>
          <table:table-cell/>
        </table:table-row>
        <table:table-row table:style-name="ro2"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3,7 – 5,2 KK</text:p>
          </table:table-cell>
          <table:table-cell table:style-name="ce4" office:value-type="string" calcext:value-type="string">
            <text:p>Orange</text:p>
          </table:table-cell>
          <table:table-cell table:style-name="ce4" office:value-type="string" calcext:value-type="string">
            <text:p>0,45 – 0,8 SM</text:p>
          </table:table-cell>
          <table:table-cell table:style-name="ce4" office:value-type="string" calcext:value-type="string">
            <text:p>0,7 – 0,96 SR</text:p>
          </table:table-cell>
          <table:table-cell table:style-name="ce4" office:value-type="string" calcext:value-type="string">
            <text:p>0,08 – 0,6 KL</text:p>
          </table:table-cell>
          <table:table-cell table:style-name="ce9" office:value-type="percentage" office:value="0.121" calcext:value-type="percentage">
            <text:p>12,10%</text:p>
          </table:table-cell>
          <table:table-cell/>
        </table:table-row>
        <table:table-row table:style-name="ro2"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2,4 – 3,7 KK</text:p>
          </table:table-cell>
          <table:table-cell table:style-name="ce4" office:value-type="string" calcext:value-type="string">
            <text:p>Red</text:p>
          </table:table-cell>
          <table:table-cell table:style-name="ce4" office:value-type="string" calcext:value-type="string">
            <text:p>0,008 – 0,45 SM</text:p>
          </table:table-cell>
          <table:table-cell table:style-name="ce4" office:value-type="string" calcext:value-type="string">
            <text:p>0,2 – 0,7 SR</text:p>
          </table:table-cell>
          <table:table-cell table:style-name="ce4" office:value-type="string" calcext:value-type="string">
            <text:p>0,001 – 0,08 KL</text:p>
          </table:table-cell>
          <table:table-cell table:style-name="ce9" office:value-type="percentage" office:value="0.7645" calcext:value-type="percentage">
            <text:p>76,45%</text:p>
          </table:table-cell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office:value-type="float" office:value="10000000" calcext:value-type="float">
            <text:p>10 000 000</text:p>
          </table:table-cell>
          <table:table-cell table:style-name="Default"/>
          <table:table-cell/>
        </table:table-row>
        <table:table-row table:style-name="ro2">
          <table:table-cell table:number-columns-repeated="4"/>
          <table:table-cell office:value-type="float" office:value="0.00003" calcext:value-type="float">
            <text:p>0,00003</text:p>
          </table:table-cell>
          <table:table-cell table:formula="of:=([.E12]/100)*[.$F$11]" office:value-type="float" office:value="3" calcext:value-type="float">
            <text:p>3</text:p>
          </table:table-cell>
          <table:table-cell table:formula="of:=[.F11]-[.F12]-1" office:value-type="float" office:value="9999996" calcext:value-type="float">
            <text:p>9 999 996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2">
          <table:table-cell table:number-columns-repeated="4"/>
          <table:table-cell office:value-type="float" office:value="0.13" calcext:value-type="float">
            <text:p>0,13</text:p>
          </table:table-cell>
          <table:table-cell table:formula="of:=([.E13]/100)*[.$F$11]" office:value-type="float" office:value="13000" calcext:value-type="float">
            <text:p>13 000</text:p>
          </table:table-cell>
          <table:table-cell table:formula="of:=[.G12]-[.F13]-1" office:value-type="float" office:value="9986995" calcext:value-type="float">
            <text:p>9 986 995</text:p>
          </table:table-cell>
          <table:table-cell table:style-name="ce2" office:value-type="string" calcext:value-type="string">
            <text:p>B</text:p>
          </table:table-cell>
        </table:table-row>
        <table:table-row table:style-name="ro2">
          <table:table-cell table:number-columns-repeated="4"/>
          <table:table-cell office:value-type="float" office:value="0.6" calcext:value-type="float">
            <text:p>0,6</text:p>
          </table:table-cell>
          <table:table-cell table:formula="of:=([.E14]/100)*[.$F$11]" office:value-type="float" office:value="60000" calcext:value-type="float">
            <text:p>60 000</text:p>
          </table:table-cell>
          <table:table-cell table:formula="of:=[.G13]-[.F14]" office:value-type="float" office:value="9926995" calcext:value-type="float">
            <text:p>9 926 995</text:p>
          </table:table-cell>
          <table:table-cell table:style-name="ce2" office:value-type="string" calcext:value-type="string">
            <text:p>A</text:p>
          </table:table-cell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table:formula="of:=([.E15]/100)*[.$F$11]" office:value-type="float" office:value="300000" calcext:value-type="float">
            <text:p>300 000</text:p>
          </table:table-cell>
          <table:table-cell table:formula="of:=[.G14]-[.F15]" office:value-type="float" office:value="9626995" calcext:value-type="float">
            <text:p>9 626 995</text:p>
          </table:table-cell>
          <table:table-cell table:style-name="ce2" office:value-type="string" calcext:value-type="string">
            <text:p>F</text:p>
          </table:table-cell>
        </table:table-row>
        <table:table-row table:style-name="ro2">
          <table:table-cell table:number-columns-repeated="4"/>
          <table:table-cell office:value-type="float" office:value="7.6" calcext:value-type="float">
            <text:p>7,6</text:p>
          </table:table-cell>
          <table:table-cell table:formula="of:=([.E16]/100)*[.$F$11]" office:value-type="float" office:value="760000" calcext:value-type="float">
            <text:p>760 000</text:p>
          </table:table-cell>
          <table:table-cell table:formula="of:=[.G15]-[.F16]" office:value-type="float" office:value="8866995" calcext:value-type="float">
            <text:p>8 866 995</text:p>
          </table:table-cell>
          <table:table-cell table:style-name="ce3" office:value-type="string" calcext:value-type="string">
            <text:p>G</text:p>
          </table:table-cell>
        </table:table-row>
        <table:table-row table:style-name="ro2">
          <table:table-cell table:number-columns-repeated="4"/>
          <table:table-cell office:value-type="float" office:value="12.1" calcext:value-type="float">
            <text:p>12,1</text:p>
          </table:table-cell>
          <table:table-cell table:formula="of:=([.E17]/100)*[.$F$11]" office:value-type="float" office:value="1210000" calcext:value-type="float">
            <text:p>1 210 000</text:p>
          </table:table-cell>
          <table:table-cell table:formula="of:=[.G16]-[.F17]" office:value-type="float" office:value="7656995" calcext:value-type="float">
            <text:p>7 656 995</text:p>
          </table:table-cell>
          <table:table-cell table:style-name="ce4" office:value-type="string" calcext:value-type="string">
            <text:p>K</text:p>
          </table:table-cell>
        </table:table-row>
        <table:table-row table:style-name="ro2">
          <table:table-cell table:number-columns-repeated="4"/>
          <table:table-cell office:value-type="float" office:value="76.45" calcext:value-type="float">
            <text:p>76,45</text:p>
          </table:table-cell>
          <table:table-cell table:formula="of:=([.E18]/100)*[.$F$11]" office:value-type="float" office:value="7645000" calcext:value-type="float">
            <text:p>7 645 000</text:p>
          </table:table-cell>
          <table:table-cell table:formula="of:=[.G17]-[.F18]" office:value-type="float" office:value="11994.9999999991" calcext:value-type="float">
            <text:p>11 995</text:p>
          </table:table-cell>
          <table:table-cell table:style-name="ce4" office:value-type="string" calcext:value-type="string">
            <text:p>M</text:p>
          </table:table-cell>
        </table:table-row>
      </table:table>
      <table:table table:name="Munkalap2" table:style-name="ta1">
        <table:table-column table:style-name="co7" table:default-cell-style-name="Default"/>
        <table:table-row table:style-name="ro2">
          <table:table-cell/>
        </table:table-row>
      </table:table>
      <table:table table:name="Munkalap3" table:style-name="ta1">
        <table:table-column table:style-name="co7" table:default-cell-style-name="Default"/>
        <table:table-row table:style-name="ro2">
          <table:table-cell/>
        </table:table-row>
      </table:table>
      <table:table table:name="Munkalap4" table:style-name="ta1">
        <table:table-column table:style-name="co7" table:default-cell-style-name="Default"/>
        <table:table-row table:style-name="ro2">
          <table:table-cell/>
        </table:table-row>
      </table:table>
      <table:table table:name="Munkalap5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3" loext:min-decimal-places="3" number:min-integer-digits="1"/>
      <number:text>%</number:text>
    </number:percentage-style>
    <number:percentage-style style:name="N109">
      <number:number number:decimal-places="4" loext:min-decimal-places="4" number:min-integer-digits="1"/>
      <number:text>%</number:text>
    </number:percentage-style>
    <number:percentage-style style:name="N110">
      <number:number number:decimal-places="5" loext:min-decimal-places="5" number:min-integer-digits="1"/>
      <number:text>%</number:text>
    </number:percentage-style>
    <number:percentage-style style:name="N111">
      <number:number number:decimal-places="6" loext:min-decimal-places="6" number:min-integer-digits="1"/>
      <number:text>%</number:text>
    </number:percentage-style>
    <number:percentage-style style:name="N112">
      <number:number number:decimal-places="7" loext:min-decimal-places="7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5:23:05.793937150</meta:creation-date>
    <meta:generator>LibreOffice/5.1.6.2$Linux_X86_64 LibreOffice_project/10m0$Build-2</meta:generator>
    <dc:date>2017-09-03T16:38:46.527216737</dc:date>
    <meta:editing-duration>PT54M29S</meta:editing-duration>
    <meta:editing-cycles>19</meta:editing-cycles>
    <meta:document-statistic meta:table-count="5" meta:cell-count="85" meta:object-count="0"/>
  </office:meta>
</office:document-meta>
</file>

<file path=Basic/Standard/STAR_GENERATOR.xml><?xml version="1.0" encoding="utf-8"?>
<!DOCTYPE module  PUBLIC '-//OpenOffice.org//DTD OfficeDocument 1.0//EN'  'module.dtd'>
<script:module xmlns:script="http://openoffice.org/2000/script" script:name="STAR_GENERATOR" script:language="StarBasic">REM  *****  BASIC  *****
REM &lt;M&gt;
REM Ez a modul egy TXT file generál, amiben csillagok lesznek.
REM &lt;/M&gt;

Private const filePath as string = "/var/www/html/SPACE_GAME/DATA/stars.txt"
Private DESCS() as string

'&lt;nn&gt;
' Egy type a csillagokanak.
'&lt;/nn&gt;
Public Type star
	strClass as string
	strColor as string
	strTmprtr as single 
	strMass as single
	strRad as single
	strLum as long
	strDesc as string	
End Type


Sub Main
'&lt;SF&gt;
' A csillagokat generáló MAIN metódus.
'&lt;/SF&gt;
Dim s as star, ix1 as long, outStr as string, sC as string 

	Open filePath for output as #1
	
	for ix1 = 0 to 10000
		 sC = GET_RNDTYPE()
		 s = FILL_UP_STAR()
		 outStr = s.strClass &amp; "|" &amp; s.strTmprtr &amp; "|"
		 outStr = outStr &amp; s.strColor &amp; "|"  &amp; s.strMass &amp; "|"
		 outStr = outStr &amp; s.strRad &amp; "|"  &amp; s.strLum &amp; "|"
		 outStr = outStr &amp; s.strDesc &amp; vbcrlf 
		 Print #1, outStr
		 outStr = ""
	next
	
	close #1
	
End Sub



Public Function GET_RNDTYPE() as string
'&lt;SF&gt;
' Egy csillagtipus generátor, ami cak a tipusról gondoskodik.
'&lt;/SF&gt;
Dim starType as string, nr as long 
	starType = "?"
	
	'&lt;nn&gt;
	' Véletlengenerálunk egy csillagot, a tipusoknak megfelelő eloszlás szerint.
	'&lt;/nn&gt;
	nr = clng(rnd()*10000000)
	
	if nr &gt; 9999996 then
		starType = "O"
	elseif nr &gt; 9986995 then
		starType = "B"
	elseif nr &gt; 9926995 then
		starType = "A"
	elseif nr &gt; 9626995 then
		starType = "F"
	elseif nr &gt; 8866995 then
		starType = "G"
	elseif nr &gt; 7656995 then
		starType = "K"
	else
		starType = "M"
	end if
		
	'&lt;nn&gt;
	' Visszzaaduk az eredményt.
	'&lt;/nn&gt;
	GET_RNDTYPE = starType
	
End function

Public function FILL_UP_STAR(sClass as string) as star
'&lt;SF&gt;
' 
'&lt;/SF&gt;
Dim s as star	

	SELECT CASE sClass
	case "O":
		break
	case else:
		break
	end select 

	FILL_UP_STAR = s
End Function















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TAR_GENERATO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